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</style:style>
    <style:style style:name="P3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2.54cm" fo:margin-right="0cm" fo:line-height="115%" fo:text-indent="0cm" style:auto-text-indent="false" fo:break-before="auto" fo:break-after="auto" style:writing-mode="lr-tb"/>
    </style:style>
    <style:style style:name="P5" style:family="paragraph" style:parent-style-name="Standard" style:master-page-name="Standard">
      <style:paragraph-properties fo:margin-left="0cm" fo:margin-right="0cm" fo:line-height="115%" fo:text-indent="1.27cm" style:auto-text-indent="false" style:page-number="auto" fo:break-before="auto" fo:break-after="auto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s padrões de projetos são conceitos que muitas vezes usamos sem mesmo saber que são usados, catalogados inicialmente por GoF, e posteriormente sendo referenciados e complementados por outros autores, os Design Patterns, expressão em inglês, nos ajudam a organizar o desenvolvimento de software independente de linguagem utilizada. Como um adicional para a Programação Orientada a Objetos, ele ajuda a resolver problemas comuns de falta de coesão e alto acoplamento, e geralmente são usados em conjunto, sendo que não há uma maneira única de implementá-los.</text:p>
      <text:p text:style-name="P1">Nessa compilação de uma experiência que passei foi relatar o que usei para facilitar a resolução de um problema encontrado muitas vezes em nossos softwares, a autorização a determinado usuário logado no sistema poder executar o método que invocou. Para isso vamos usar um exemplo hipotético que o método a ser invocado seria: Boletim#avaliar(Aluno aluno, Materia materia, Double nota), sendo que esse método somente poderia ser executado por um usuário que estive logado com perfil de Professor. Normalmente seria instanciado o Objeto boletim e então faz se a chamado do método avaliar, e dentro do método avaliar verifica-se qual o usuário da Sessão e então lança-se a exceção se o tipo do usuário não for professor, verifique o código abaixo.</text:p>
      <text:p text:style-name="P2"/>
      <text:p text:style-name="P2">public void avaliar(Aluno aluno, Materia materia, Double nota) throws UsuarioNaoAutorizadoException{</text:p>
      <text:p text:style-name="P2"><text:s text:c="4"/>if(!Sessao.getInstance().getUsuario().getTipo().equals(Tipo.PROFESSOR)){</text:p>
      <text:p text:style-name="P2"><text:s text:c="8"/>throw new UsuarioNaoAutorizadoException();</text:p>
      <text:p text:style-name="P2"><text:s text:c="4"/>}</text:p>
      <text:p text:style-name="P2"><text:s text:c="4"/>final Map&lt;Materia, Double&gt; materias = new HashMap&lt;Materia, Double&gt;();</text:p>
      <text:p text:style-name="P2"><text:s text:c="4"/>materias.put(materia, nota);</text:p>
      <text:p text:style-name="P2"><text:s text:c="4"/>boletins.put(aluno, materias);</text:p>
      <text:p text:style-name="P2">}</text:p>
      <text:p text:style-name="P2"/>
      <text:p text:style-name="P2">Digamos que esse iremos adicionar mais um método para alterar nota Boletim#reavaliar(Aluno aluno, Matéria matéria, Double nota) onde a nota deveria ser substituída. Teríamos uma opção de separar essa lógica em um classe Permissão e invoca-lo a cada operação. Com certeza dividiríamos mais as responsabilidades e os objetos ficariam mais coesos, mas ainda assim <text:s/>o boletim para estar fazendo uma validação que não seria próprio para ele.</text:p>
      <text:p text:style-name="P2"/>
      <text:p text:style-name="P2">public void avaliar(Aluno aluno, Materia materia, Double nota) throws <text:s/>UsuarioNaoAutorizadoException{</text:p>
      <text:p text:style-name="P2"><text:s text:c="3"/><text:tab/>Permissao.validar(getClass(), "avaliar");</text:p>
      <text:p text:style-name="P2"><text:s text:c="4"/><text:tab/>put(aluno, materia, nota);</text:p>
      <text:p text:style-name="P2">}</text:p>
      <text:p text:style-name="P2">public void reavaliar(Aluno aluno, Materia materia, Double nota) throws <text:s/>UsuarioNaoAutorizadoException{</text:p>
      <text:p text:style-name="P2"><text:s text:c="3"/><text:tab/>Permissao.validar(getClass(), "outronomedesconhecidoquenaopoderiaestaaqui");</text:p>
      <text:p text:style-name="P2"><text:s text:c="4"/><text:tab/>put(aluno, materia, nota);</text:p>
      <text:p text:style-name="P2">}</text:p>
      <text:p text:style-name="P2">Poderiamos resolver isso facilmente decorando a instancia de Boletim com um Proxy, assim o sistema estaria conversando com esse proxy que antes de chamar o metodo poderia validar a permissão. Para usar esse conceito em java puro é necessário criarmos um contrato por meio <text:soft-page-break/>meio de uma interface para cada tipo que quiser aplicar o proxy, para esses efeitos chamaremos a interface de Boletim e a implementação de BoletimImpl.</text:p>
      <text:p text:style-name="P2"/>
      <text:p text:style-name="P2">A implementação em java ficaria dessa forma:</text:p>
      <text:p text:style-name="P2"/>
      <text:p text:style-name="P2">class AutenticavelProxy&lt;Y&gt; implements InvocationHandler {</text:p>
      <text:p text:style-name="P2"><text:tab/>private final Object wrapper;</text:p>
      <text:p text:style-name="P2"><text:s text:c="4"/></text:p>
      <text:p text:style-name="P2"><text:tab/>private AutenticavelProxy(Y wrapper) {</text:p>
      <text:p text:style-name="P2"><text:s text:c="4"/><text:tab/><text:tab/>this.wrapper = wrapper;</text:p>
      <text:p text:style-name="P2"><text:tab/>}</text:p>
      <text:p text:style-name="P2"><text:s text:c="3"/></text:p>
      <text:p text:style-name="P2"><text:tab/>public static &lt;T&gt; T getProxy(T object) {</text:p>
      <text:p text:style-name="P2"><text:s text:c="4"/><text:tab/><text:tab/>return ( T ) new AutenticavelProxy&lt;T&gt;(object);</text:p>
      <text:p text:style-name="P2"><text:tab/>}</text:p>
      <text:p text:style-name="P2"><text:s text:c="4"/></text:p>
      <text:p text:style-name="P2"><text:tab/>public Object invoke(Object proxy, Method method, Object[] args) throws Throwable {</text:p>
      <text:p text:style-name="P3"><text:s text:c="4"/><text:tab/>Permissao.validar(getClass(), method.getName());</text:p>
      <text:p text:style-name="P3"><text:s text:c="4"/><text:tab/>return method.invoke(wrapper, args);</text:p>
      <text:p text:style-name="P2"><text:tab/>}</text:p>
      <text:p text:style-name="P2">}</text:p>
      <text:p text:style-name="P2"/>
      <text:p text:style-name="P2">Para recuperar um instancia de um tipo que queremos que seja autenticável criamos um factory, que encapsulara a logica para decorar o objeto:</text:p>
      <text:p text:style-name="P2"/>
      <text:p text:style-name="P2">public class AutenticavelProxyFactory { <text:s text:c="3"/></text:p>
      <text:p text:style-name="P2"><text:tab/>public static &lt;T&gt;T newProxy(Object object) {</text:p>
      <text:p text:style-name="P3"><text:s text:c="4"/><text:tab/>final ClassLoader cl = object.getClass().getClassLoader();</text:p>
      <text:p text:style-name="P3"><text:s text:c="4"/><text:tab/>final Class&lt;?&gt;[] interfaces = object.getClass().getInterfaces();</text:p>
      <text:p text:style-name="P3"><text:s text:c="4"/><text:tab/>final InvocationHandler handler = new AutenticavelProxy(object);</text:p>
      <text:p text:style-name="P3"><text:s text:c="4"/><text:tab/>final T proxy = ( T ) Proxy.newProxyInstance(cl, interfaces, handler);</text:p>
      <text:p text:style-name="P3"><text:s text:c="4"/><text:tab/>return proxy;</text:p>
      <text:p text:style-name="P2"><text:tab/>}</text:p>
      <text:p text:style-name="P2">}</text:p>
      <text:p text:style-name="P2"/>
      <text:p text:style-name="P2">Para termos uma instancia de Boletim usariamos a seguinte instrução:</text:p>
      <text:p text:style-name="P2"/>
      <text:p text:style-name="P2">Boletim boletim = AutenticavelProxyFactory.newProxy(new BoletimImpl());</text:p>
      <text:p text:style-name="P2"/>
      <text:p text:style-name="P2">Porém termos isso espalhado em varia partes do nosso sistema também seria ruim, pois a logica para a criação objeto esta exposta. O pattern IoC trata desse problema, deixando o gerenciamento do ciclo de vida dos objetos externo ao sistema, nossa simples implementação de container poderia ser dessa forma.</text:p>
      <text:p text:style-name="P2">public class Container {</text:p>
      <text:p text:style-name="P2"><text:tab/>private static Container instance;</text:p>
      <text:p text:style-name="P2"><text:s text:c="4"/></text:p>
      <text:p text:style-name="P2"><text:soft-page-break/><text:tab/>private final Map&lt;Class&lt;?&gt;, Class&lt;?&gt;&gt; beans = new HashMap&lt;Class&lt;?&gt;, Class&lt;?&gt;&gt;();</text:p>
      <text:p text:style-name="P2"><text:s text:c="4"/></text:p>
      <text:p text:style-name="P2"><text:tab/>private Container() {}</text:p>
      <text:p text:style-name="P2"><text:s text:c="4"/></text:p>
      <text:p text:style-name="P2"><text:tab/>public static Container getInstance() {</text:p>
      <text:p text:style-name="P3"><text:s text:c="4"/><text:tab/>if (instance == null) {</text:p>
      <text:p text:style-name="P3"><text:s text:c="8"/><text:tab/><text:tab/>instance = new Container();</text:p>
      <text:p text:style-name="P3"><text:s text:c="4"/><text:tab/>}</text:p>
      <text:p text:style-name="P3"><text:s text:c="4"/><text:tab/>return instance;</text:p>
      <text:p text:style-name="P2"><text:tab/>}</text:p>
      <text:p text:style-name="P2"><text:s text:c="4"/></text:p>
      <text:p text:style-name="P2"><text:tab/>public &lt;T&gt; void addBean(Class&lt;T&gt; klazz) {</text:p>
      <text:p text:style-name="P3"><text:s text:c="4"/><text:tab/>if (klazz.isInterface()) {</text:p>
      <text:p text:style-name="P3"><text:s text:c="8"/><text:tab/><text:tab/>throw new ContainerException(klazz + " não é um tipo concreto");</text:p>
      <text:p text:style-name="P3"><text:s text:c="4"/><text:tab/>}</text:p>
      <text:p text:style-name="P3"><text:s text:c="4"/><text:tab/>getInstanceBean(klazz);</text:p>
      <text:p text:style-name="P3"><text:s text:c="4"/><text:tab/><text:tab/>for (Class&lt;?&gt; contrato : klazz.getInterfaces()) {</text:p>
      <text:p text:style-name="P3"><text:s text:c="8"/><text:tab/><text:tab/>beans.put(contrato, klazz);</text:p>
      <text:p text:style-name="P3"><text:s text:c="4"/><text:tab/>}</text:p>
      <text:p text:style-name="P2"><text:tab/>}</text:p>
      <text:p text:style-name="P2"><text:s text:c="4"/></text:p>
      <text:p text:style-name="P2"><text:tab/>private &lt;T&gt; T getInstanceBean(Class&lt;?&gt; klazz) {</text:p>
      <text:p text:style-name="P3"><text:s text:c="4"/><text:tab/>try {</text:p>
      <text:p text:style-name="P4"><text:s text:c="8"/><text:tab/>T bean = ( T ) AutenticavelProxyFactory.newProxy(klazz.newInstance());</text:p>
      <text:p text:style-name="P4"><text:s text:c="8"/><text:tab/>return bean;</text:p>
      <text:p text:style-name="P3"><text:s text:c="4"/><text:tab/>} catch (InstantiationException e) {</text:p>
      <text:p text:style-name="P3"><text:s text:c="8"/><text:tab/><text:tab/>throw new ContainerException("Não foi possível instanciar " + klazz, e);</text:p>
      <text:p text:style-name="P3"><text:s text:c="4"/><text:tab/>} catch (IllegalAccessException e) {</text:p>
      <text:p text:style-name="P3"><text:s text:c="8"/><text:tab/><text:tab/>throw new ContainerException("Não foi possível instanciar " + klazz, e);</text:p>
      <text:p text:style-name="P3"><text:s text:c="4"/><text:tab/>}</text:p>
      <text:p text:style-name="P2"><text:tab/>}</text:p>
      <text:p text:style-name="P2"><text:s text:c="4"/></text:p>
      <text:p text:style-name="P2"><text:tab/>public &lt;T&gt; T getBean(Class&lt;?&gt; klazz) {</text:p>
      <text:p text:style-name="P3"><text:s text:c="4"/><text:tab/>if (!klazz.isInterface()) {</text:p>
      <text:p text:style-name="P3"><text:s text:c="8"/><text:tab/><text:tab/>throw new ContainerException(klazz + " não é um tipo abstrato");</text:p>
      <text:p text:style-name="P3"><text:s text:c="4"/><text:tab/>}</text:p>
      <text:p text:style-name="P3"><text:s text:c="4"/><text:tab/>if (beans.containsKey(klazz)) {</text:p>
      <text:p text:style-name="P4"><text:s text:c="8"/><text:tab/>T bean = ( T ) getInstanceBean(beans.get(klazz));</text:p>
      <text:p text:style-name="P4"><text:s text:c="8"/><text:tab/>return bean;</text:p>
      <text:p text:style-name="P3"><text:s text:c="4"/><text:tab/>} else {</text:p>
      <text:p text:style-name="P3"><text:s text:c="8"/><text:tab/><text:tab/>throw new ContainerException("Bean para " + klazz + " não encontrado");</text:p>
      <text:p text:style-name="P3"><text:s text:c="4"/><text:tab/>}</text:p>
      <text:p text:style-name="P2"><text:tab/>}</text:p>
      <text:p text:style-name="P2">}</text:p>
      <text:p text:style-name="P2"/>
      <text:p text:style-name="P2">Adicionado nosso tipo gerenciavel ao container:</text:p>
      <text:p text:style-name="P2"><text:soft-page-break/></text:p>
      <text:p text:style-name="P2">Container.getInstance().addBean(BoletimImpl.class);</text:p>
      <text:p text:style-name="P2"/>
      <text:p text:style-name="P2">Recuperando a implementação de Boletim atraves do container:</text:p>
      <text:p text:style-name="P2">Boletim = boletim = Container.getInstance().getBean(Boletim.class);</text:p>
      <text:p text:style-name="P2"/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title/>
    <meta:initial-creator/>
    <dc:creator/>
    <meta:editing-cycles>1</meta:editing-cycles>
    <meta:document-statistic meta:table-count="0" meta:image-count="0" meta:object-count="0" meta:page-count="4" meta:paragraph-count="102" meta:word-count="770" meta:character-count="5991" meta:non-whitespace-character-count="4965"/>
  </office:meta>
</office:document-meta>
</file>